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d8c3" officeooo:paragraph-rsid="0008f924"/>
    </style:style>
    <style:style style:name="P2" style:family="paragraph" style:parent-style-name="Standard">
      <style:text-properties fo:font-size="26pt" fo:font-weight="bold" officeooo:rsid="0006d8c3" officeooo:paragraph-rsid="0008f924" style:font-size-asian="26pt" style:font-weight-asian="bold" style:font-size-complex="26pt" style:font-weight-complex="bold"/>
    </style:style>
    <style:style style:name="P3" style:family="paragraph" style:parent-style-name="Standard">
      <style:text-properties fo:font-size="16pt" officeooo:rsid="0006d8c3" officeooo:paragraph-rsid="0008f924" style:font-size-asian="16pt" style:font-size-complex="16pt"/>
    </style:style>
    <style:style style:name="P4" style:family="paragraph" style:parent-style-name="Standard">
      <style:text-properties fo:font-size="16pt" officeooo:rsid="0006d8c3" officeooo:paragraph-rsid="0009b245" style:font-size-asian="16pt" style:font-size-complex="16pt"/>
    </style:style>
    <style:style style:name="P5" style:family="paragraph" style:parent-style-name="Standard">
      <style:text-properties fo:font-size="16pt" officeooo:rsid="0006d8c3" officeooo:paragraph-rsid="000a0912" style:font-size-asian="16pt" style:font-size-complex="16pt"/>
    </style:style>
    <style:style style:name="P6" style:family="paragraph" style:parent-style-name="Standard">
      <style:text-properties fo:font-size="16pt" officeooo:rsid="00086d39" officeooo:paragraph-rsid="0008f924" style:font-size-asian="16pt" style:font-size-complex="16pt"/>
    </style:style>
    <style:style style:name="P7" style:family="paragraph" style:parent-style-name="Standard">
      <style:text-properties fo:font-size="16pt" officeooo:rsid="0009b245" officeooo:paragraph-rsid="0009b245" style:font-size-asian="16pt" style:font-size-complex="16pt"/>
    </style:style>
    <style:style style:name="P8" style:family="paragraph" style:parent-style-name="Standard">
      <style:text-properties fo:font-size="16pt" officeooo:rsid="0009b245" officeooo:paragraph-rsid="000a0912" style:font-size-asian="16pt" style:font-size-complex="16pt"/>
    </style:style>
    <style:style style:name="P9" style:family="paragraph" style:parent-style-name="Standard">
      <style:text-properties fo:font-size="16pt" officeooo:rsid="000a0912" officeooo:paragraph-rsid="000a0912" style:font-size-asian="16pt" style:font-size-complex="16pt"/>
    </style:style>
    <style:style style:name="P10" style:family="paragraph" style:parent-style-name="Standard">
      <style:text-properties fo:font-size="16pt" officeooo:rsid="000a2a9b" officeooo:paragraph-rsid="000a2a9b" style:font-size-asian="16pt" style:font-size-complex="16pt"/>
    </style:style>
    <style:style style:name="P11" style:family="paragraph" style:parent-style-name="Standard">
      <style:text-properties fo:font-size="16pt" fo:font-weight="bold" officeooo:rsid="00086d39" officeooo:paragraph-rsid="0008f924" style:font-size-asian="16pt" style:font-weight-asian="bold" style:font-size-complex="16pt" style:font-weight-complex="bold"/>
    </style:style>
    <style:style style:name="P12" style:family="paragraph" style:parent-style-name="Standard">
      <style:text-properties fo:font-size="16pt" fo:font-weight="bold" officeooo:rsid="00086d39" officeooo:paragraph-rsid="00099b6e" style:font-size-asian="16pt" style:font-weight-asian="bold" style:font-size-complex="16pt" style:font-weight-complex="bold"/>
    </style:style>
    <style:style style:name="P13" style:family="paragraph" style:parent-style-name="Standard">
      <style:text-properties fo:font-size="16pt" fo:font-weight="bold" officeooo:rsid="0006d8c3" officeooo:paragraph-rsid="0008f924" style:font-size-asian="16pt" style:font-weight-asian="bold" style:font-size-complex="16pt" style:font-weight-complex="bold"/>
    </style:style>
    <style:style style:name="P14" style:family="paragraph" style:parent-style-name="Standard">
      <style:text-properties fo:font-size="16pt" fo:font-weight="bold" officeooo:rsid="0006d8c3" officeooo:paragraph-rsid="0009b245" style:font-size-asian="16pt" style:font-weight-asian="bold" style:font-size-complex="16pt" style:font-weight-complex="bold"/>
    </style:style>
    <style:style style:name="P15" style:family="paragraph" style:parent-style-name="Standard">
      <style:text-properties fo:font-size="16pt" fo:font-weight="bold" officeooo:rsid="0006d8c3" officeooo:paragraph-rsid="000a0912" style:font-size-asian="16pt" style:font-weight-asian="bold" style:font-size-complex="16pt" style:font-weight-complex="bold"/>
    </style:style>
    <style:style style:name="P16" style:family="paragraph" style:parent-style-name="Standard">
      <style:text-properties fo:font-size="16pt" fo:font-weight="bold" officeooo:rsid="0008f924" officeooo:paragraph-rsid="0008f924" style:font-size-asian="16pt" style:font-weight-asian="bold" style:font-size-complex="16pt" style:font-weight-complex="bold"/>
    </style:style>
    <style:style style:name="P17" style:family="paragraph" style:parent-style-name="Standard">
      <style:text-properties fo:font-size="16pt" fo:font-weight="bold" officeooo:rsid="000a0912" officeooo:paragraph-rsid="000a0912" style:font-size-asian="16pt" style:font-weight-asian="bold" style:font-size-complex="16pt" style:font-weight-complex="bold"/>
    </style:style>
    <style:style style:name="P18" style:family="paragraph" style:parent-style-name="Standard">
      <style:text-properties fo:font-size="16pt" fo:font-weight="bold" officeooo:rsid="000c1e34" officeooo:paragraph-rsid="000c1e34" style:font-size-asian="16pt" style:font-weight-asian="bold" style:font-size-complex="16pt" style:font-weight-complex="bold"/>
    </style:style>
    <style:style style:name="P19" style:family="paragraph" style:parent-style-name="Standard">
      <style:text-properties fo:font-size="16pt" fo:font-weight="normal" officeooo:rsid="000a2a9b" officeooo:paragraph-rsid="000a2a9b" style:font-size-asian="16pt" style:font-weight-asian="normal" style:font-size-complex="16pt" style:font-weight-complex="normal"/>
    </style:style>
    <style:style style:name="P2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6d8c3" officeooo:paragraph-rsid="0008f924"/>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officeooo:rsid="0006d8c3" officeooo:paragraph-rsid="0008f924" style:font-size-asian="16pt" style:font-size-complex="16pt"/>
    </style:style>
    <style:style style:name="P2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officeooo:rsid="000a2a9b" officeooo:paragraph-rsid="000a2a9b" style:font-size-asian="16pt" style:font-size-complex="16pt"/>
    </style:style>
    <style:style style:name="P2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fo:font-weight="bold" officeooo:rsid="0006d8c3" officeooo:paragraph-rsid="00099b6e" style:font-size-asian="16pt" style:font-weight-asian="bold" style:font-size-complex="16pt" style:font-weight-complex="bold"/>
    </style:style>
    <style:style style:name="P24" style:family="paragraph" style:parent-style-name="Preformatted_20_Text">
      <style:text-properties fo:font-size="16pt" fo:font-weight="normal" officeooo:rsid="000a2a9b" officeooo:paragraph-rsid="000a2a9b" style:font-size-asian="16pt" style:font-weight-asian="normal" style:font-size-complex="16pt" style:font-weight-complex="normal"/>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6pt" fo:font-weight="bold" officeooo:rsid="0008f924" style:font-size-asian="26pt" style:font-weight-asian="bold" style:font-size-complex="26pt" style:font-weight-complex="bold"/>
    </style:style>
    <style:style style:name="T3" style:family="text">
      <style:text-properties fo:font-size="26pt" officeooo:rsid="0008f924" style:font-size-asian="26pt" style:font-size-complex="26pt"/>
    </style:style>
    <style:style style:name="T4" style:family="text">
      <style:text-properties fo:font-size="26pt" officeooo:rsid="00099b6e" style:font-size-asian="26pt" style:font-size-complex="26pt"/>
    </style:style>
    <style:style style:name="T5" style:family="text">
      <style:text-properties officeooo:rsid="00086d39"/>
    </style:style>
    <style:style style:name="T6" style:family="text">
      <style:text-properties fo:font-weight="bold" style:font-weight-asian="bold" style:font-weight-complex="bold"/>
    </style:style>
    <style:style style:name="T7" style:family="text">
      <style:text-properties fo:font-weight="bold" officeooo:rsid="0006d8c3" style:font-weight-asian="bold" style:font-weight-complex="bold"/>
    </style:style>
    <style:style style:name="T8" style:family="text">
      <style:text-properties fo:font-weight="bold" officeooo:rsid="00086d39" style:font-weight-asian="bold" style:font-weight-complex="bold"/>
    </style:style>
    <style:style style:name="T9" style:family="text">
      <style:text-properties fo:font-weight="bold" officeooo:rsid="000c1e3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99b6e" style:font-weight-asian="normal" style:font-weight-complex="normal"/>
    </style:style>
    <style:style style:name="T12" style:family="text">
      <style:text-properties fo:font-weight="normal" officeooo:rsid="0009b245" style:font-weight-asian="normal" style:font-weight-complex="normal"/>
    </style:style>
    <style:style style:name="T13" style:family="text">
      <style:text-properties fo:font-weight="normal" officeooo:rsid="000a0912" style:font-weight-asian="normal" style:font-weight-complex="normal"/>
    </style:style>
    <style:style style:name="T14" style:family="text">
      <style:text-properties fo:font-weight="normal" officeooo:rsid="000c1e34" style:font-weight-asian="normal" style:font-weight-complex="normal"/>
    </style:style>
    <style:style style:name="T15" style:family="text">
      <style:text-properties officeooo:rsid="00099b6e"/>
    </style:style>
    <style:style style:name="T16" style:family="text">
      <style:text-properties officeooo:rsid="0009b245"/>
    </style:style>
    <style:style style:name="T17" style:family="text">
      <style:text-properties fo:font-style="normal" style:font-style-asian="normal" style:font-style-complex="normal"/>
    </style:style>
    <style:style style:name="T18" style:family="text">
      <style:text-properties fo:font-style="normal" officeooo:rsid="00086d39" style:font-style-asian="normal" style:font-style-complex="normal"/>
    </style:style>
    <style:style style:name="T19" style:family="text">
      <style:text-properties fo:font-style="normal" officeooo:rsid="0009b245" style:font-style-asian="normal" style:font-style-complex="normal"/>
    </style:style>
    <style:style style:name="T20" style:family="text">
      <style:text-properties fo:font-style="normal" officeooo:rsid="000a0912" style:font-style-asian="normal" style:font-style-complex="normal"/>
    </style:style>
    <style:style style:name="T21" style:family="text">
      <style:text-properties fo:font-style="normal" officeooo:rsid="000c1e34"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09b245" style:font-style-asian="normal" style:font-weight-asian="bold" style:font-style-complex="normal" style:font-weight-complex="bold"/>
    </style:style>
    <style:style style:name="T24" style:family="text">
      <style:text-properties fo:font-style="normal" fo:font-weight="bold" officeooo:rsid="000a0912" style:font-style-asian="normal" style:font-weight-asian="bold" style:font-style-complex="normal" style:font-weight-complex="bold"/>
    </style:style>
    <style:style style:name="T25" style:family="text">
      <style:text-properties fo:font-style="normal" fo:font-weight="bold" officeooo:rsid="00086d39"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0a0912" style:font-style-asian="normal" style:font-weight-asian="normal" style:font-style-complex="normal" style:font-weight-complex="normal"/>
    </style:style>
    <style:style style:name="T28" style:family="text">
      <style:text-properties fo:font-style="normal" fo:font-weight="normal" officeooo:rsid="00086d39" style:font-style-asian="normal" style:font-weight-asian="normal" style:font-style-complex="normal" style:font-weight-complex="normal"/>
    </style:style>
    <style:style style:name="T29" style:family="text">
      <style:text-properties fo:font-style="normal" fo:font-weight="normal" officeooo:rsid="0009b245" style:font-style-asian="normal" style:font-weight-asian="normal" style:font-style-complex="normal" style:font-weight-complex="normal"/>
    </style:style>
    <style:style style:name="T30" style:family="text">
      <style:text-properties officeooo:rsid="000c1e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 text:c="8"/><text:span text:style-name="T1">Setting </text:span><text:span text:style-name="T2">Local Apt</text:span><text:span text:style-name="T1"> server </text:span><text:span text:style-name="T2">in<text:tab/>Debian/UBUNTU</text:span></text:p>
      <text:p text:style-name="P2"/>
      <text:p text:style-name="P16"><text:span text:style-name="T10">Just like the centos, the debian /Ubuntu server also gives opportunity to make a local server for package management. And in the Debian server or debian based other server we use the local APT repository.It is necessary because setting up a local repository saves a lot of bandwidth and make possible for local cl</text:span><text:span text:style-name="T11">i</text:span><text:span text:style-name="T10">ents to install necessary pac</text:span><text:span text:style-name="T11">a</text:span><text:span text:style-name="T10">kges .so the client dont have to pull the packages from the public server</text:span></text:p>
      <text:p text:style-name="P16"><text:span text:style-name="T10"/></text:p>
      <text:p text:style-name="P23"><text:span text:style-name="T3"><text:tab/><text:tab/><text:tab/><text:tab/><text:tab/><text:tab/><text:tab/><text:tab/></text:span><text:span text:style-name="T4">STEPS</text:span></text:p>
      <text:p text:style-name="P16"><text:span text:style-name="T10"/></text:p>
      <text:p text:style-name="P1"/>
      <text:p text:style-name="P3">1) <text:span text:style-name="T15">log in to the server with root user and update the system</text:span></text:p>
      <text:p text:style-name="P3"/>
      <text:p text:style-name="P11">=&gt; <text:span text:style-name="T15">apt update &amp;&amp; apt upgrade</text:span></text:p>
      <text:p text:style-name="P3"/>
      <text:p text:style-name="P3">2) <text:span text:style-name="T15">install the packages to make a local repository</text:span></text:p>
      <text:p text:style-name="P3"/>
      <text:p text:style-name="P12">=&gt; <text:span text:style-name="T15">apt install build-essential</text:span></text:p>
      <text:p text:style-name="P3"/>
      <text:p text:style-name="P3">3) <text:span text:style-name="T16">we need <text:s/>a web server to serve all the packages to the clients.we will use the apache web server</text:span></text:p>
      <text:p text:style-name="P13"/>
      <text:p text:style-name="P13"><text:span text:style-name="T5">=&gt; apt install apache2 <text:s/></text:span></text:p>
      <text:p text:style-name="P3"/>
      <text:p text:style-name="P4"><text:span text:style-name="T16">4</text:span>) <text:span text:style-name="T16">we go to the web browser and see if the web server is up and running</text:span></text:p>
      <text:p text:style-name="P7">if everything goes right we will see this</text:p>
      <text:p text:style-name="P7"/>
      <text:p text:style-name="P7">[PIC of the apache start page]</text:p>
      <text:p text:style-name="P3"/>
      <text:p text:style-name="P3"/>
      <text:p text:style-name="P3"><text:span text:style-name="T16">5</text:span>)<text:span text:style-name="T16">Create a Directory inside the webserver public directory to save packages depending on the system architecture .For example if you use a 32 bit system </text:span><text:soft-page-break/><text:span text:style-name="T16">create a “i386” directory or for 64 bit system use “amd64” directory. You can keep both directory and serve packages to different architecture system at the same time.In this example we only make repo for 64 bit system only.</text:span></text:p>
      <text:p text:style-name="P3"/>
      <text:p text:style-name="P14"><text:span text:style-name="T5">=&gt; mkdir /var/</text:span><text:span text:style-name="T19">www/html/packages/amd64</text:span></text:p>
      <text:p text:style-name="P14"><text:span text:style-name="T5"><text:s/></text:span></text:p>
      <text:p text:style-name="P13"/>
      <text:p text:style-name="P3"><text:span text:style-name="T16">6</text:span>)<text:span text:style-name="T12"> copy all the DEB packages from the Debian installation media</text:span></text:p>
      <text:p text:style-name="P4"><text:span text:style-name="T12"><text:tab/><text:tab/><text:tab/>I) debian server comes with three DVD all of them have different <text:tab/><text:tab/><text:tab/>different packages .you have to copy from all the dvd one by one to <text:tab/><text:tab/><text:tab/>the destination</text:span></text:p>
      <text:p text:style-name="P4"><text:span text:style-name="T12"/></text:p>
      <text:p text:style-name="P7"><text:span text:style-name="T10">6-1) Mount the first DVD and search and copy all the “.</text:span><text:span text:style-name="T13">deb” files to the <text:s/></text:span></text:p>
      <text:p text:style-name="P4"><text:span text:style-name="T12"><text:s/>/</text:span><text:span text:style-name="T8">var/</text:span><text:span text:style-name="T23">www/html/packages/amd64 </text:span></text:p>
      <text:p text:style-name="P4"><text:span text:style-name="T27"/></text:p>
      <text:p text:style-name="P15"><text:span text:style-name="T28">=&gt; </text:span><text:span text:style-name="T27">mount /dev/cdrom /media/cdrom</text:span></text:p>
      <text:p text:style-name="P15"><text:span text:style-name="T27"/></text:p>
      <text:p text:style-name="P8"><text:span text:style-name="T10">6-</text:span><text:span text:style-name="T13">2</text:span><text:span text:style-name="T10">)</text:span><text:span text:style-name="T27"> Search and copy all the .deb file to the destination with this command</text:span></text:p>
      <text:p text:style-name="P15"><text:span text:style-name="T28"/></text:p>
      <text:p text:style-name="P15"><text:span text:style-name="T18">=&gt; </text:span><text:span text:style-name="T20">find /media/cdrom/pool -name “*.deb” -exec cp {} /var/www/html/packages/amd64 \; </text:span></text:p>
      <text:p text:style-name="P15"><text:span text:style-name="T20"/></text:p>
      <text:p text:style-name="P17"><text:span text:style-name="T17">[</text:span><text:span text:style-name="T26">it will find and search all the deb packages to thedestination</text:span><text:span text:style-name="T17">]</text:span></text:p>
      <text:p text:style-name="P17"><text:span text:style-name="T17"/></text:p>
      <text:p text:style-name="P8"><text:span text:style-name="T10">6-</text:span><text:span text:style-name="T13">3</text:span><text:span text:style-name="T10">)</text:span><text:span text:style-name="T13"> unmount the dvd and insert the next DVD and repeat the last two process</text:span><text:span text:style-name="T24"> </text:span><text:span text:style-name="T27">and copy all the packages to the destination.</text:span></text:p>
      <text:p text:style-name="P5"><text:span text:style-name="T27"/></text:p>
      <text:p text:style-name="P9"><text:span text:style-name="T26">7) To varify this go to the web browser and go to the ‘</text:span><text:a xlink:type="simple" xlink:href="http://localhost/packages/amd64" text:style-name="Internet_20_link" text:visited-style-name="Visited_20_Internet_20_Link"><text:span text:style-name="T26">http://localhost/packages/amd64</text:span></text:a><text:span text:style-name="T26">’ url .you will find all the packages there.</text:span></text:p>
      <text:p text:style-name="P9"><text:span text:style-name="T26"/></text:p>
      <text:p text:style-name="P9"><text:span text:style-name="T26">8)Navigate to the “/var/www/html/packages/amd64” <text:s/>directory.</text:span></text:p>
      <text:p text:style-name="P9"><text:span text:style-name="T26"/></text:p>
      <text:p text:style-name="P10"><text:span text:style-name="T26">=&gt;</text:span><text:span text:style-name="T29">/</text:span><text:span text:style-name="T25">var/</text:span><text:span text:style-name="T23">www/html/packages/amd64 </text:span></text:p>
      <text:p text:style-name="P10"><text:span text:style-name="T23"/></text:p>
      <text:p text:style-name="P19"><text:span text:style-name="T19">8</text:span><text:span text:style-name="T17">) Now we have to scan The packages to make a catalog file for using by the APT command.</text:span></text:p>
      <text:p text:style-name="P19"><text:soft-page-break/><text:span text:style-name="T17">=&gt;</text:span><text:span text:style-name="T22">dpkg-scanpackages . /dev/null | gzip -9c &gt;Packages.gz</text:span></text:p>
      <text:p text:style-name="P19"><text:span text:style-name="T22"/></text:p>
      <text:p text:style-name="P19"><text:span text:style-name="T22">[Packages.gz – the ‘P’ have to be capital letter]</text:span></text:p>
      <text:p text:style-name="P19"><text:span text:style-name="T22"/></text:p>
      <text:p text:style-name="P19"><text:span text:style-name="T17">[depending on the number of packages this will take time]</text:span></text:p>
      <text:p text:style-name="P19"><text:span text:style-name="T17"/></text:p>
      <text:p text:style-name="P19"><text:span text:style-name="T17">sample output:</text:span></text:p>
      <text:p text:style-name="P19"><text:span text:style-name="T17"/></text:p>
      <text:p text:style-name="P24"><text:span text:style-name="Strong_20_Emphasis"><text:span text:style-name="T17">dpkg-scanpackages: info: Wrote 1151 entries to output Packages file.</text:span></text:span></text:p>
      <text:p text:style-name="P19"><text:span text:style-name="T17"/></text:p>
      <text:p text:style-name="P19"><text:span text:style-name="T17"/></text:p>
      <text:p text:style-name="P19"><text:span text:style-name="T17">[we have created the catalog file.but we have to do that process everytime we add new packages]</text:span></text:p>
      <text:p text:style-name="P19"><text:span text:style-name="T17"/></text:p>
      <text:p text:style-name="P19"><text:span text:style-name="T17">9)Edit </text:span><text:span text:style-name="T22">/etc/apt/sources.list</text:span></text:p>
      <text:p text:style-name="P19"><text:span text:style-name="T22"/></text:p>
      <text:p text:style-name="P19"><text:span text:style-name="T22"><text:tab/>9-1) “/etc/apt/sources.list” </text:span><text:span text:style-name="T17">contain all the repository localtion.we have to delete[or comment out all the online repo and add this line in the file].and we have to add a flag to force the server to install </text:span><text:span text:style-name="T21">packages fro untrusted/insecure <text:s/>repo.</text:span></text:p>
      <text:p text:style-name="P19"><text:span text:style-name="T17"/></text:p>
      <text:p text:style-name="P22"><text:span text:style-name="T26"><text:s/></text:span><text:span text:style-name="T5">=&gt;</text:span><text:span text:style-name="T7">vim /</text:span><text:span text:style-name="T9">etc/apt/sources.list</text:span></text:p>
      <text:p text:style-name="P3"/>
      <text:p text:style-name="P18">deb [allow-insecure=yes] <text:a xlink:type="simple" xlink:href="../../../../../../../../var/www/html/packages/amd64" text:style-name="Internet_20_link" text:visited-style-name="Visited_20_Internet_20_Link">file:/var/www/html/packages/amd64</text:a> /</text:p>
      <text:p text:style-name="P21"/>
      <text:p text:style-name="P3"/>
      <text:p text:style-name="P18">[note there have to be a space after the amd64 : amd64/&lt;space&gt;/ ]</text:p>
      <text:p text:style-name="P3"/>
      <text:p text:style-name="P3"><text:span text:style-name="T30">10</text:span>) <text:span text:style-name="T30">U</text:span><text:span text:style-name="T14">pdate Repository</text:span></text:p>
      <text:p text:style-name="P3"><text:span text:style-name="T14"/></text:p>
      <text:p text:style-name="P18">=&gt; apt update</text:p>
      <text:p text:style-name="P13"/>
      <text:p text:style-name="P3"/>
      <text:p text:style-name="P6"/>
      <text:p text:style-name="P6"/>
      <text:p text:style-name="P6"><text:soft-page-break/><text:span text:style-name="T30">11</text:span>) <text:span text:style-name="T30">I</text:span>nstall packages</text:p>
      <text:p text:style-name="P18">=&gt;apt install &lt;package_name&gt;</text:p>
      <text:p text:style-name="P18"/>
      <text:p text:style-name="P18">[example </text:p>
      <text:p text:style-name="P18">=&gt;apt install vsftpd</text:p>
      <text:p text:style-name="P18">]</text:p>
      <text:p text:style-name="P6"/>
      <text:p text:style-name="P1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5T04:52:32.602796326</meta:creation-date>
    <dc:date>2019-08-25T06:03:06.820637204</dc:date>
    <meta:editing-duration>PT15M26S</meta:editing-duration>
    <meta:editing-cycles>2</meta:editing-cycles>
    <meta:generator>LibreOffice/6.0.7.3$Linux_X86_64 LibreOffice_project/00m0$Build-3</meta:generator>
    <meta:document-statistic meta:table-count="0" meta:image-count="0" meta:object-count="0" meta:page-count="4" meta:paragraph-count="46" meta:word-count="526" meta:character-count="3214" meta:non-whitespace-character-count="2692"/>
  </office:meta>
</office:document-meta>
</file>